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ZEVALLOS DIAZ YENY MARLENY</text:p>
      <text:p text:style-name="P12">CANT. TOTAL DE CAJAS: 1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ZEVALLOS DIAZ YENY MARLE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0:54:4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